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1C148FFD3.png" manifest:media-type="image/png"/>
  <manifest:file-entry manifest:full-path="Pictures/10000001000001350000047C75A1BF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Bats" svg:font-family="StarBats, Symbol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628cm" table:align="right" style:writing-mode="lr-tb"/>
    </style:style>
    <style:style style:name="Tabela1.A" style:family="table-column">
      <style:table-column-properties style:column-width="15.628cm"/>
    </style:style>
    <style:style style:name="Tabela1.A1" style:family="table-cell">
      <style:table-cell-properties style:writing-mode="page"/>
    </style:style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Cooper Black" fo:font-size="18pt" fo:font-weight="bold" style:font-size-asian="18pt" style:font-weight-asian="bold" style:font-name-complex="Cooper Black" style:font-size-complex="18pt"/>
    </style:style>
    <style:style style:name="P2" style:family="paragraph" style:parent-style-name="Standard"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 style:parent-style-name="Standard">
      <style:paragraph-properties fo:text-align="justify" style:justify-single-word="false"/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/>
    </style:style>
    <style:style style:name="P5" style:family="paragraph" style:parent-style-name="Standard">
      <style:paragraph-properties fo:text-align="justify" style:justify-single-word="false"/>
      <style:text-properties style:font-size-complex="12pt"/>
    </style:style>
    <style:style style:name="P6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7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</style:style>
    <style:style style:name="P8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  <style:text-properties fo:font-size="10pt" officeooo:paragraph-rsid="000098aa" style:font-size-asian="10pt"/>
    </style:style>
    <style:style style:name="P9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2pt"/>
    </style:style>
    <style:style style:name="P11" style:family="paragraph" style:parent-style-name="Standard" style:list-style-name="WW8Num15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12" style:family="paragraph" style:parent-style-name="Standard" style:list-style-name="WW8Num2">
      <style:paragraph-properties fo:text-align="justify" style:justify-single-word="false"/>
      <style:text-properties fo:font-size="10pt" style:font-size-asian="10pt"/>
    </style:style>
    <style:style style:name="P13" style:family="paragraph" style:parent-style-name="Standard">
      <style:paragraph-properties fo:text-align="justify" style:justify-single-word="false"/>
      <style:text-properties fo:font-size="6pt" fo:font-weight="bold" style:font-size-asian="6pt" style:font-weight-asian="bold" style:font-size-complex="6pt"/>
    </style:style>
    <style:style style:name="P14" style:family="paragraph" style:parent-style-name="Standard" style:list-style-name="WW8Num6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15" style:family="paragraph" style:parent-style-name="Standard" style:list-style-name="WW8Num16">
      <style:paragraph-properties fo:margin-left="0cm" fo:margin-right="0cm" fo:text-align="justify" style:justify-single-word="false" fo:text-indent="0.635cm" style:auto-text-indent="false"/>
      <style:text-properties fo:font-size="10pt" officeooo:paragraph-rsid="000b660a" style:font-size-asian="10pt"/>
    </style:style>
    <style:style style:name="P16" style:family="paragraph" style:parent-style-name="Standard" style:list-style-name="WW8Num16">
      <style:paragraph-properties fo:margin-left="0cm" fo:margin-right="0cm" fo:text-align="justify" style:justify-single-word="false" fo:text-indent="0.635cm" style:auto-text-indent="false"/>
      <style:text-properties officeooo:paragraph-rsid="000b660a"/>
    </style:style>
    <style:style style:name="P17" style:family="paragraph" style:parent-style-name="Standard" style:list-style-name="WW8Num13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18" style:family="paragraph" style:parent-style-name="Standard" style:list-style-name="WW8Num10">
      <style:paragraph-properties fo:margin-left="0cm" fo:margin-right="0cm" fo:text-align="justify" style:justify-single-word="false" fo:text-indent="0.635cm" style:auto-text-indent="false"/>
      <style:text-properties fo:font-size="10pt" style:font-size-asian="10pt"/>
    </style:style>
    <style:style style:name="P19" style:family="paragraph" style:parent-style-name="Standard" style:list-style-name="WW8Num12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20" style:family="paragraph" style:parent-style-name="Standard" style:list-style-name="WW8Num1">
      <style:paragraph-properties fo:margin-left="0cm" fo:margin-right="0cm" fo:text-align="justify" style:justify-single-word="false" fo:text-indent="0.635cm" style:auto-text-indent="false"/>
      <style:text-properties fo:font-size="10pt" style:font-size-asian="10pt"/>
    </style:style>
    <style:style style:name="P21" style:family="paragraph" style:parent-style-name="Standard" style:list-style-name="WW8Num11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22" style:family="paragraph" style:parent-style-name="Standard" style:list-style-name="WW8Num18">
      <style:paragraph-properties fo:text-align="justify" style:justify-single-word="false"/>
      <style:text-properties fo:font-size="10pt" style:font-size-asian="10pt"/>
    </style:style>
    <style:style style:name="P23" style:family="paragraph" style:parent-style-name="Standard" style:list-style-name="WW8Num22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24" style:family="paragraph" style:parent-style-name="Standard" style:list-style-name="WW8Num17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25" style:family="paragraph" style:parent-style-name="Standard" style:list-style-name="WW8Num21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26" style:family="paragraph" style:parent-style-name="Standard" style:list-style-name="WW8Num4">
      <style:paragraph-properties fo:text-align="justify" style:justify-single-word="false"/>
      <style:text-properties fo:font-size="10pt" style:font-size-asian="10pt"/>
    </style:style>
    <style:style style:name="P27" style:family="paragraph" style:parent-style-name="Standard" style:list-style-name="WW8Num19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28" style:family="paragraph" style:parent-style-name="Standard" style:list-style-name="WW8Num7">
      <style:paragraph-properties fo:text-align="justify" style:justify-single-word="false"/>
      <style:text-properties fo:font-size="10pt" style:font-size-asian="10pt"/>
    </style:style>
    <style:style style:name="P29" style:family="paragraph" style:parent-style-name="Standard" style:list-style-name="WW8Num3">
      <style:paragraph-properties fo:margin-left="0.501cm" fo:margin-right="0cm" fo:text-align="justify" style:justify-single-word="false" fo:text-indent="-0.501cm" style:auto-text-indent="false"/>
    </style:style>
    <style:style style:name="P30" style:family="paragraph" style:parent-style-name="Standard" style:list-style-name="WW8Num9">
      <style:paragraph-properties fo:text-align="justify" style:justify-single-word="false"/>
      <style:text-properties fo:font-size="10pt" style:font-size-asian="10pt"/>
    </style:style>
    <style:style style:name="P31" style:family="paragraph" style:parent-style-name="Standard" style:list-style-name="WW8Num8">
      <style:paragraph-properties fo:margin-left="0.501cm" fo:margin-right="0cm" fo:text-align="justify" style:justify-single-word="false" fo:text-indent="-0.501cm" style:auto-text-indent="false"/>
    </style:style>
    <style:style style:name="P32" style:family="paragraph" style:parent-style-name="Standard" style:list-style-name="WW8Num20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33" style:family="paragraph" style:parent-style-name="Standard" style:list-style-name="WW8Num20">
      <style:paragraph-properties fo:text-align="justify" style:justify-single-word="false"/>
      <style:text-properties fo:font-size="10pt" style:font-size-asian="10pt"/>
    </style:style>
    <style:style style:name="P34" style:family="paragraph" style:parent-style-name="Standard" style:list-style-name="WW8Num14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35" style:family="paragraph" style:parent-style-name="Standard" style:list-style-name="WW8Num14">
      <style:paragraph-properties fo:text-align="justify" style:justify-single-word="false"/>
      <style:text-properties fo:font-size="10pt" fo:language="en" fo:country="US" officeooo:rsid="000171ef" officeooo:paragraph-rsid="000171ef" style:font-size-asian="10pt" style:language-asian="none" style:country-asian="none"/>
    </style:style>
    <style:style style:name="P36" style:family="paragraph" style:parent-style-name="Standard" style:list-style-name="WW8Num14">
      <style:paragraph-properties fo:text-align="justify" style:justify-single-word="false"/>
      <style:text-properties fo:font-size="10pt" style:font-size-asian="10pt"/>
    </style:style>
    <style:style style:name="P37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0pt" style:font-size-asian="10pt"/>
    </style:style>
    <style:style style:name="P39" style:family="paragraph" style:parent-style-name="Standard">
      <style:paragraph-properties fo:text-align="justify" style:justify-single-word="false"/>
      <style:text-properties fo:font-size="6pt" officeooo:paragraph-rsid="00024aa5" style:font-size-asian="6pt" style:font-size-complex="6pt"/>
    </style:style>
    <style:style style:name="P40" style:family="paragraph" style:parent-style-name="Standard">
      <style:paragraph-properties fo:text-align="center" style:justify-single-word="false"/>
      <style:text-properties fo:font-size="10pt" officeooo:paragraph-rsid="00024aa5" style:font-size-asian="10pt"/>
    </style:style>
    <style:style style:name="P41" style:family="paragraph" style:parent-style-name="Standard">
      <style:paragraph-properties fo:text-align="center" style:justify-single-word="false"/>
      <style:text-properties officeooo:paragraph-rsid="00024aa5"/>
    </style:style>
    <style:style style:name="P42" style:family="paragraph" style:parent-style-name="Standard">
      <style:paragraph-properties fo:text-align="center" style:justify-single-word="false"/>
      <style:text-properties fo:font-size="6pt" officeooo:paragraph-rsid="000872cd" style:font-size-asian="5.25pt" style:font-size-complex="6pt"/>
    </style:style>
    <style:style style:name="P43" style:family="paragraph" style:parent-style-name="Standard">
      <style:paragraph-properties fo:text-align="center" style:justify-single-word="false"/>
      <style:text-properties officeooo:paragraph-rsid="000872cd"/>
    </style:style>
    <style:style style:name="P44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style:use-window-font-color="true" loext:opacity="0%" style:font-name="Times New Roman" fo:font-size="10pt" fo:language="pt" fo:country="BR" officeooo:rsid="0009d689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style:font-name="Times New Roman" fo:font-size="10pt" fo:language="pt" fo:country="BR" officeooo:rsid="000098a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5" style:family="text">
      <style:text-properties style:font-name="Times" fo:font-size="10pt" style:font-size-asian="10pt" style:font-name-complex="Times"/>
    </style:style>
    <style:style style:name="T6" style:family="text">
      <style:text-properties style:font-name="Times" fo:font-size="10pt" fo:language="en" fo:country="US" style:font-size-asian="10pt" style:language-asian="none" style:country-asian="none" style:font-name-complex="Times"/>
    </style:style>
    <style:style style:name="T7" style:family="text">
      <style:text-properties fo:font-size="10pt" fo:language="en" fo:country="US" style:font-size-asian="10pt" style:language-asian="none" style:country-asian="none"/>
    </style:style>
    <style:style style:name="T8" style:family="text">
      <style:text-properties officeooo:rsid="000171ef"/>
    </style:style>
    <style:style style:name="T9" style:family="text">
      <style:text-properties fo:font-size="10pt" officeooo:rsid="000872cd" style:font-size-asian="10pt" style:font-size-complex="10pt"/>
    </style:style>
    <style:style style:name="T10" style:family="text">
      <style:text-properties fo:font-size="6pt" style:font-size-asian="5.25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ton Braga Valim</text:p>
      <text:p text:style-name="P2"><draw:line text:anchor-type="char" draw:z-index="2" draw:name="Forma1" draw:style-name="gr1" draw:text-style-name="P3" svg:x1="3.572cm" svg:y1="0.187cm" svg:x2="19.948cm" svg:y2="0.161cm"><text:p/></draw:line></text:p>
      <text:p text:style-name="P4"/>
      <text:p text:style-name="P5"><text:span text:style-name="T1">Dados Pessoais</text:span></text:p>
      <text:list text:style-name="WW8Num5">
        <text:list-item>
          <text:p text:style-name="P6">Casado<text:tab/><text:tab/>Naturalidade: Rio de Janeiro</text:p>
        </text:list-item>
        <text:list-item>
          <text:p text:style-name="P7"><text:span text:style-name="T2">Endereço: </text:span><text:span text:style-name="T3">Rua Hermes Esmeraldino, 214</text:span><text:span text:style-name="T2"> – </text:span><text:span text:style-name="T3">São João / Margem Esquerda</text:span><text:span text:style-name="T2"> – </text:span><text:span text:style-name="T4">Tubarão</text:span><text:span text:style-name="T2"> – SC – 88</text:span><text:span text:style-name="T4">708-</text:span><text:span text:style-name="T3">490</text:span><text:span text:style-name="T2">.</text:span></text:p>
        </text:list-item>
        <text:list-item>
          <text:p text:style-name="P8">Telefone: (47) 99938-3806 Tim/Zap; (48) 99672-1728 Tim/Zap (Marcilene)</text:p>
        </text:list-item>
        <text:list-item>
          <text:p text:style-name="P7"><text:span text:style-name="T2">E-mail: </text:span><text:a xlink:type="simple" xlink:href="mailto:helton74@gmail.com.br" text:style-name="Internet_20_link" text:visited-style-name="Visited_20_Internet_20_Link"><text:span text:style-name="Internet_20_link"><text:span text:style-name="T5">helton74@gmail.com</text:span></text:span></text:a><text:span text:style-name="T2"> <text:tab/><text:tab/>CNH “B” .:. EAR</text:span></text:p>
        </text:list-item>
      </text:list>
      <text:p text:style-name="P9"/>
      <text:p text:style-name="P10">Formação Acadêmica</text:p>
      <text:list text:style-name="WW8Num15">
        <text:list-item>
          <text:p text:style-name="P11">Nível Superior: Tecnologia em Informática</text:p>
        </text:list-item>
      </text:list>
      <text:list text:style-name="WW8Num2">
        <text:list-item>
          <text:p text:style-name="P12">UniverCidade</text:p>
        </text:list-item>
      </text:list>
      <text:p text:style-name="P13"/>
      <text:p text:style-name="P10">Experiência Profissional</text:p>
      <text:list text:style-name="WW8Num6">
        <text:list-item>
          <text:p text:style-name="P14">Triplex Vidros de Segurança LTDA - UNIVIDROS</text:p>
        </text:list-item>
      </text:list>
      <text:list text:style-name="WW8Num16">
        <text:list-item>
          <text:p text:style-name="P15">Função: Vidraceiro4/Expedidor .:. Efetuar a conferência de mercadorias tanto no ato da entrega quanto no ato do recebimento, efetuando a devida baixa em sistema apropriado, disponibilizado pela empresa. Auxiliar no processo de produção de peças de vidro em seus diferentes estágios.</text:p>
        </text:list-item>
        <text:list-item>
          <text:p text:style-name="P16"><text:span text:style-name="T2">Função: Operador de Laser .:. Executar o processo de corte(incisão) em vidro Low-E (baixo emissivo) e/ou gravação de textos/imagens - conforme solicitação do cliente - efetuando o controle em sistema apropriado .:. De 11/01/2021 </text:span><text:span text:style-name="T4">até a presente data</text:span><text:span text:style-name="T2">.</text:span></text:p>
        </text:list-item>
      </text:list>
      <text:list text:style-name="WW8Num13">
        <text:list-item>
          <text:p text:style-name="P17">WR2 Sistemas</text:p>
        </text:list-item>
      </text:list>
      <text:list text:style-name="WW8Num10">
        <text:list-item>
          <text:p text:style-name="P18">Função: Assistente de Apoio ao Usuário III .:. Auxiliar no desenvolvimento de software ERP e de automação comercial - para o setor de Comunicação Visual, reportando eventuais falhas e sugestões de melhorias e prestando suporte remoto para os clientes .:. De 08/10/2018 à 05/06/2020. Motivo da saída: Crise econômica do COVID-19.</text:p>
        </text:list-item>
      </text:list>
      <text:list text:style-name="WW8Num12">
        <text:list-item>
          <text:p text:style-name="P19">Guloseimas da Rodoviária</text:p>
        </text:list-item>
      </text:list>
      <text:list text:style-name="WW8Num1">
        <text:list-item>
          <text:p text:style-name="P20">Função: Assistente Administrativo .:. Prover a manutenção dos equipamentos de informática e sua rede. Administrar o sistema de automação comercial. Prestar suporte para os usuários e clientes. Auxiliar nas rotinas de RH/DP e de serviços bancários .:. De 01/05/2017 à 13/04/2018. Motivo da saída: Mudança de endereço para Tubarão/SC.</text:p>
        </text:list-item>
      </text:list>
      <text:p text:style-name="P9"/>
      <text:p text:style-name="P10">Cursos</text:p>
      <text:list text:style-name="WW8Num11">
        <text:list-item>
          <text:p text:style-name="P21">Sala Vip Informática: </text:p>
        </text:list-item>
      </text:list>
      <text:list text:style-name="WW8Num18">
        <text:list-item>
          <text:p text:style-name="P22">Computação Gráfica (Corel, Photoshop e Pagemaker) .</text:p>
        </text:list-item>
      </text:list>
      <text:list text:style-name="WW8Num22">
        <text:list-item>
          <text:p text:style-name="P23">Centro Universitário da Cidade (UniverCidade): </text:p>
        </text:list-item>
      </text:list>
      <text:list text:style-name="WW8Num17">
        <text:list-item>
          <text:p text:style-name="P24">Microsoft <text:s/>Windows 2000 – Network and Operating System Essentials (2151A);</text:p>
        </text:list-item>
        <text:list-item>
          <text:p text:style-name="P24">Implementing Microsoft Windows 2000 Professional and Server(2152A).</text:p>
        </text:list-item>
      </text:list>
      <text:list text:style-name="WW8Num21">
        <text:list-item>
          <text:p text:style-name="P25">NSI Training Tecnologia: </text:p>
        </text:list-item>
      </text:list>
      <text:list text:style-name="WW8Num4">
        <text:list-item>
          <text:p text:style-name="P26">2147B – Gerenciando um Ambiente Microsoft Windows Server 2003;</text:p>
        </text:list-item>
        <text:list-item>
          <text:p text:style-name="P26">2165B – Mantendo um Ambiente Microsoft Windows Server 2003 .</text:p>
        </text:list-item>
      </text:list>
      <text:list text:style-name="WW8Num19">
        <text:list-item>
          <text:p text:style-name="P27">Allen Informática: </text:p>
        </text:list-item>
      </text:list>
      <text:list text:style-name="WW8Num7">
        <text:list-item>
          <text:p text:style-name="P28">MS 4994 – Introdução a programação .NET com Visual Studio 2005.</text:p>
        </text:list-item>
      </text:list>
      <text:list text:style-name="WW8Num3">
        <text:list-item>
          <text:p text:style-name="P29"><text:a xlink:type="simple" xlink:href="https://www.render.com.br/" text:style-name="Internet_20_link" text:visited-style-name="Visited_20_Internet_20_Link"><text:span text:style-name="Internet_20_link"><text:span text:style-name="T6">Render Multimidia</text:span></text:span></text:a><text:span text:style-name="T7"> (On-line): </text:span></text:p>
        </text:list-item>
      </text:list>
      <text:list text:style-name="WW8Num9">
        <text:list-item>
          <text:p text:style-name="P30">Aprendendo Autocad 2010 2D e 3D.</text:p>
        </text:list-item>
      </text:list>
      <text:list text:style-name="WW8Num8">
        <text:list-item>
          <text:p text:style-name="P31"><text:a xlink:type="simple" xlink:href="https://www.cursoemvideo.com/" text:style-name="Internet_20_link" text:visited-style-name="Visited_20_Internet_20_Link"><text:span text:style-name="Internet_20_link"><text:span text:style-name="T6">Cursoemvideo.com</text:span></text:span></text:a><text:span text:style-name="T7"> (On-line): </text:span></text:p>
        </text:list-item>
      </text:list>
      <text:list text:style-name="WW8Num20">
        <text:list-item>
          <text:p text:style-name="P32">HTML5;</text:p>
        </text:list-item>
        <text:list-item>
          <text:p text:style-name="P33">PHP Básico;</text:p>
        </text:list-item>
        <text:list-item>
          <text:p text:style-name="P33">PHP com orientação à objetos;</text:p>
        </text:list-item>
        <text:list-item>
          <text:p text:style-name="P33">Git e GitHub;</text:p>
        </text:list-item>
        <text:list-item>
          <text:p text:style-name="P33">Raspberry PI básico;</text:p>
        </text:list-item>
        <text:list-item>
          <text:p text:style-name="P33">MySQL.</text:p>
        </text:list-item>
      </text:list>
      <text:p text:style-name="P9"/>
      <text:p text:style-name="P10">Informações Complementares</text:p>
      <text:list text:style-name="WW8Num14">
        <text:list-item>
          <text:p text:style-name="P34">Windows <text:span text:style-name="T8">(</text:span>2000, XP, Seven<text:span text:style-name="T8">)</text:span> e Pacotes Office (MS-Office, BR-Office e Open-Office);</text:p>
        </text:list-item>
        <text:list-item>
          <text:p text:style-name="P35">Linux;</text:p>
        </text:list-item>
        <text:list-item>
          <text:p text:style-name="P36">Internet e Assistência remota;</text:p>
        </text:list-item>
        <text:list-item>
          <text:p text:style-name="P36">Inglês Básico;</text:p>
        </text:list-item>
        <text:list-item>
          <text:p text:style-name="P36">Rotinas de RH e DP;</text:p>
        </text:list-item>
        <text:list-item>
          <text:p text:style-name="P36">Conhecimentos em Delphi e Banco de dados Postgres, Firebird, Oracle e SQL Server.</text:p>
        </text:list-item>
      </text:list>
      <text:p text:style-name="P9"/>
      <text:p text:style-name="P37">Perfil Profissional</text:p>
      <text:p text:style-name="P38">Responsável, paciente, metódico e atento a detalhes. Fácil adaptação à <text:s/>mudanças. Bom relacionamento interpessoal, apto para trabalhar em equipe e com atendimento ao público.</text:p>
      <text:p text:style-name="P3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0">Uma versão mais ampla destas informações pode ser vista em:</text:p>
          </table:table-cell>
        </table:table-row>
        <table:table-row>
          <table:table-cell table:style-name="Tabela1.A1" office:value-type="string">
            <text:p text:style-name="P41"><text:a xlink:type="simple" xlink:href="https://heltonbvalim.github.io/curriculo/" text:style-name="Internet_20_link" text:visited-style-name="Visited_20_Internet_20_Link"><text:span text:style-name="Internet_20_link"><text:span text:style-name="T2">https://heltonbvalim.github.io/curriculo/</text:span></text:span></text:a></text:p>
          </table:table-cell>
        </table:table-row>
        <table:table-row>
          <table:table-cell table:style-name="Tabela1.A1" office:value-type="string">
            <text:p text:style-name="P42"><draw:a xlink:type="simple" xlink:href="https://www.linkedin.com/in/hbvtec/"><draw:frame draw:style-name="fr1" draw:name="Figura2" text:anchor-type="paragraph" svg:x="4.773cm" svg:y="0.101cm" svg:width="0.534cm" svg:height="0.527cm" draw:z-index="3"><draw:image xlink:href="Pictures/100000010000009300000091C148FFD3.png" xlink:type="simple" xlink:show="embed" xlink:actuate="onLoad" draw:mime-type="image/png"/></draw:frame></draw:a></text:p>
            <text:p text:style-name="P43"><text:s text:c="3"/><text:a xlink:type="simple" xlink:href="https://www.linkedin.com/in/hbvtec/" text:style-name="Internet_20_link" text:visited-style-name="Visited_20_Internet_20_Link"><text:span text:style-name="Internet_20_link"><text:span text:style-name="T9">https://www.linkedin.com/in/hbvtec/</text:span></text:span></text:a></text:p>
          </table:table-cell>
        </table:table-row>
      </table:table>
      <text:p text:style-name="P44"><text:span text:style-name="Internet_20_link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Bats" svg:font-family="StarBats, Symbol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orphans="2" fo:widows="2" fo:hyphenation-ladder-count="no-limit" fo:hyphenation-keep="auto" loext:hyphenation-keep-type="column" fo:keep-with-next="always"/>
      <style:text-properties fo:font-size="11pt" fo:font-weight="bold" style:font-size-asian="11pt" style:font-weight-asian="bold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orphans="2" fo:widows="2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_28_user_29_" style:display-name="Heading (user)" style:family="paragraph" style:parent-style-name="Standard" style:next-style-name="Text_20_body_20__28_user_29_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14pt" style:font-size-asian="14pt" style:font-name-complex="Helvetica" style:font-family-complex="Helvetica" style:font-family-generic-complex="swiss" style:font-pitch-complex="variable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/>
    </style:style>
    <style:style style:name="Title_20__28_user_29_" style:display-name="Title (user)" style:family="paragraph" style:parent-style-name="Standard" style:next-style-name="Subtitle_20__28_user_29_">
      <style:paragraph-properties fo:text-align="center" style:justify-single-word="false"/>
      <style:text-properties fo:font-weight="bold" style:font-weight-asian="bold"/>
    </style:style>
    <style:style style:name="Subtitle_20__28_user_29_" style:display-name="Subtitle (user)" style:family="paragraph" style:parent-style-name="Heading_20__28_user_29_" style:next-style-name="Text_20_body_20__28_user_29_">
      <style:paragraph-properties fo:text-align="center" style:justify-single-word="false"/>
      <style:text-properties fo:font-size="14pt" fo:font-style="italic" style:font-size-asian="14pt" style:font-style-asian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752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language-asian="none" style:country-asian="none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language-asian="none" style:country-asian="none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WW-Fonte_20_parág._20_padrão" style:display-name="WW-Fonte parág. padrão" style:family="text">
      <style:text-properties fo:font-size="12pt" style:font-size-asian="12pt"/>
    </style:style>
    <style:style style:name="Footnote_20_Symbol_20__28_user_29_" style:display-name="Footnote Symbol (user)" style:family="text">
      <style:text-properties style:text-position="super 58%" fo:font-size="12pt" style:font-size-asian="12pt"/>
    </style:style>
    <style:style style:name="Line_20_numbering" style:display-name="Line numbering" style:family="text">
      <style:text-properties fo:font-size="12pt" style:font-size-asian="12pt"/>
    </style:style>
    <style:style style:name="Marcas_20_e_20_números" style:display-name="Marcas e números" style:family="text">
      <style:text-properties style:font-name="StarBats" fo:font-family="StarBats, Symbol" style:font-pitch="variable" style:font-charset="x-symbol" fo:font-size="9pt" style:font-size-asian="9pt" style:font-name-complex="StarBats" style:font-family-complex="StarBats, Symbol" style:font-pitch-complex="variable" style:font-charset-complex="x-symbol"/>
    </style:style>
    <style:style style:name="WW8NumSt1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2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3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4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5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6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7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8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9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0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1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2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3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4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5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6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7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8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9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20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fo:language="none" fo:country="none" style:font-size-asian="12pt" style:language-asian="none" style:country-asian="non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none" fo:country="none" style:font-size-asian="8pt" style:language-asian="none" style:country-asian="none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002cm" fo:margin-left="0.501cm" fo:margin-right="1.24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7cm" fo:margin-left="0cm" fo:margin-right="0cm" fo:margin-bottom="0.028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Quadro1" text:anchor-type="paragraph" draw:z-index="0"><draw:text-box fo:min-height="0.041cm" fo:min-width="19.255cm"><text:p text:style-name="Header"><draw:frame draw:style-name="Mfr2" draw:name="Figura1" text:anchor-type="char" svg:x="-0.499cm" svg:y="0cm" svg:width="4.069cm" svg:height="29cm" draw:z-index="1"><draw:image xlink:href="Pictures/10000001000001350000047C75A1BF8D.png" xlink:type="simple" xlink:show="embed" xlink:actuate="onLoad" draw:mime-type="image/png"/></draw:frame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elton Braga Valim</dc:title>
    <dc:subject/>
    <meta:keyword/>
    <meta:initial-creator>aluno04</meta:initial-creator>
    <meta:creation-date>2020-11-01T16:12:00</meta:creation-date>
    <dc:date>2025-05-16T13:06:00.528798882</dc:date>
    <meta:print-date>2025-05-16T13:05:35.843120563</meta:print-date>
    <meta:editing-cycles>26</meta:editing-cycles>
    <meta:editing-duration>PT13H15M11S</meta:editing-duration>
    <meta:generator>LibreOffice/25.2.2.2$Linux_X86_64 LibreOffice_project/520$Build-2</meta:generator>
    <meta:printed-by>Arquivos PDF</meta:printed-by>
    <meta:document-statistic meta:table-count="1" meta:image-count="2" meta:object-count="0" meta:page-count="1" meta:paragraph-count="49" meta:word-count="442" meta:character-count="2937" meta:non-whitespace-character-count="2560"/>
  </office:meta>
</office:document-meta>
</file>